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  <style:paragraph-properties style:writing-mode="lr-tb"/>
    </style:style>
    <style:style style:name="gr5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3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746cm"/>
      <style:paragraph-properties style:writing-mode="lr-tb"/>
    </style:style>
    <style:style style:name="gr9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T1" style:family="text">
      <style:text-properties fo:color="#ea7500" loext:opacity="100%" fo:font-size="10pt" style:font-size-asian="10pt" style:font-size-complex="10pt"/>
    </style:style>
    <style:style style:name="T2" style:family="text">
      <style:text-properties fo:color="#ff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09cm" svg:y1="9.291cm" svg:x2="3.5cm" svg:y2="0.3cm">
          <text:p/>
        </draw:line>
        <draw:line draw:style-name="gr1" draw:text-style-name="P1" draw:layer="layout" svg:x1="11.509cm" svg:y1="1.291cm" svg:x2="0.5cm" svg:y2="1.3cm">
          <text:p/>
        </draw:line>
        <draw:line draw:style-name="gr1" draw:text-style-name="P1" draw:layer="layout" svg:x1="11.509cm" svg:y1="1.291cm" svg:x2="11.309cm" svg:y2="1.091cm">
          <text:p/>
        </draw:line>
        <draw:line draw:style-name="gr1" draw:text-style-name="P1" draw:layer="layout" svg:x1="11.509cm" svg:y1="1.291cm" svg:x2="11.309cm" svg:y2="1.491cm">
          <text:p/>
        </draw:line>
        <draw:line draw:style-name="gr1" draw:text-style-name="P1" draw:layer="layout" svg:x1="3.509cm" svg:y1="9.291cm" svg:x2="3.709cm" svg:y2="9.091cm">
          <text:p/>
        </draw:line>
        <draw:line draw:style-name="gr1" draw:text-style-name="P1" draw:layer="layout" svg:x1="3.509cm" svg:y1="9.291cm" svg:x2="3.309cm" svg:y2="9.091cm">
          <text:p/>
        </draw:line>
        <draw:line draw:style-name="gr2" draw:text-style-name="P2" draw:layer="layout" svg:x1="4.509cm" svg:y1="1.491cm" svg:x2="4.509cm" svg:y2="1.291cm">
          <text:p/>
        </draw:line>
        <draw:line draw:style-name="gr2" draw:text-style-name="P2" draw:layer="layout" svg:x1="5.509cm" svg:y1="1.491cm" svg:x2="5.509cm" svg:y2="1.291cm">
          <text:p/>
        </draw:line>
        <draw:line draw:style-name="gr2" draw:text-style-name="P2" draw:layer="layout" svg:x1="6.509cm" svg:y1="1.491cm" svg:x2="6.509cm" svg:y2="1.291cm">
          <text:p/>
        </draw:line>
        <draw:line draw:style-name="gr2" draw:text-style-name="P2" draw:layer="layout" svg:x1="7.509cm" svg:y1="1.491cm" svg:x2="7.509cm" svg:y2="1.291cm">
          <text:p/>
        </draw:line>
        <draw:line draw:style-name="gr2" draw:text-style-name="P2" draw:layer="layout" svg:x1="8.509cm" svg:y1="1.491cm" svg:x2="8.509cm" svg:y2="1.291cm">
          <text:p/>
        </draw:line>
        <draw:line draw:style-name="gr2" draw:text-style-name="P2" draw:layer="layout" svg:x1="9.509cm" svg:y1="1.491cm" svg:x2="9.509cm" svg:y2="1.291cm">
          <text:p/>
        </draw:line>
        <draw:line draw:style-name="gr2" draw:text-style-name="P2" draw:layer="layout" svg:x1="10.509cm" svg:y1="1.491cm" svg:x2="10.509cm" svg:y2="1.291cm">
          <text:p/>
        </draw:line>
        <draw:line draw:style-name="gr2" draw:text-style-name="P2" draw:layer="layout" svg:x1="3.509cm" svg:y1="2.291cm" svg:x2="3.309cm" svg:y2="2.291cm">
          <text:p/>
        </draw:line>
        <draw:line draw:style-name="gr2" draw:text-style-name="P2" draw:layer="layout" svg:x1="3.509cm" svg:y1="3.291cm" svg:x2="3.309cm" svg:y2="3.291cm">
          <text:p/>
        </draw:line>
        <draw:line draw:style-name="gr2" draw:text-style-name="P2" draw:layer="layout" svg:x1="3.509cm" svg:y1="4.291cm" svg:x2="3.309cm" svg:y2="4.291cm">
          <text:p/>
        </draw:line>
        <draw:line draw:style-name="gr2" draw:text-style-name="P2" draw:layer="layout" svg:x1="3.509cm" svg:y1="5.291cm" svg:x2="3.309cm" svg:y2="5.291cm">
          <text:p/>
        </draw:line>
        <draw:line draw:style-name="gr2" draw:text-style-name="P2" draw:layer="layout" svg:x1="3.509cm" svg:y1="7.291cm" svg:x2="3.309cm" svg:y2="7.291cm">
          <text:p/>
        </draw:line>
        <draw:line draw:style-name="gr2" draw:text-style-name="P2" draw:layer="layout" svg:x1="3.509cm" svg:y1="8.291cm" svg:x2="3.309cm" svg:y2="8.291cm">
          <text:p/>
        </draw:line>
        <draw:line draw:style-name="gr2" draw:text-style-name="P2" draw:layer="layout" svg:x1="3.509cm" svg:y1="6.291cm" svg:x2="3.309cm" svg:y2="6.291cm">
          <text:p/>
        </draw:line>
        <draw:frame draw:style-name="gr3" draw:text-style-name="P3" draw:layer="layout" svg:width="3.161cm" svg:height="0.725cm" svg:x="8.5cm" svg:y="0.475cm">
          <draw:text-box>
            <text:p><text:span text:style-name="T1">Temperature [°C]</text:span></text:p>
          </draw:text-box>
        </draw:frame>
        <draw:frame draw:style-name="gr3" draw:text-style-name="P3" draw:layer="layout" svg:width="2.119cm" svg:height="0.725cm" svg:x="2.481cm" svg:y="9.3cm">
          <draw:text-box>
            <text:p><text:span text:style-name="T1">Drift [ppm]</text:span></text:p>
          </draw:text-box>
        </draw:frame>
        <draw:frame draw:style-name="gr4" draw:text-style-name="P3" draw:layer="layout" svg:width="0.891cm" svg:height="0.725cm" svg:x="5.07cm" svg:y="1.575cm">
          <draw:text-box>
            <text:p><text:span text:style-name="T1">20</text:span></text:p>
          </draw:text-box>
        </draw:frame>
        <draw:frame draw:style-name="gr4" draw:text-style-name="P3" draw:layer="layout" svg:width="0.891cm" svg:height="0.725cm" svg:x="6cm" svg:y="1.575cm">
          <draw:text-box>
            <text:p><text:span text:style-name="T1">30</text:span></text:p>
          </draw:text-box>
        </draw:frame>
        <draw:frame draw:style-name="gr4" draw:text-style-name="P3" draw:layer="layout" svg:width="0.891cm" svg:height="0.725cm" svg:x="7.1cm" svg:y="1.575cm">
          <draw:text-box>
            <text:p><text:span text:style-name="T1">40</text:span></text:p>
          </draw:text-box>
        </draw:frame>
        <draw:frame draw:style-name="gr4" draw:text-style-name="P3" draw:layer="layout" svg:width="0.891cm" svg:height="0.725cm" svg:x="8.009cm" svg:y="1.575cm">
          <draw:text-box>
            <text:p><text:span text:style-name="T1">50</text:span></text:p>
          </draw:text-box>
        </draw:frame>
        <draw:frame draw:style-name="gr4" draw:text-style-name="P3" draw:layer="layout" svg:width="0.891cm" svg:height="0.725cm" svg:x="9.009cm" svg:y="1.575cm">
          <draw:text-box>
            <text:p><text:span text:style-name="T1">60</text:span></text:p>
          </draw:text-box>
        </draw:frame>
        <draw:frame draw:style-name="gr4" draw:text-style-name="P3" draw:layer="layout" svg:width="0.891cm" svg:height="0.725cm" svg:x="4.109cm" svg:y="1.6cm">
          <draw:text-box>
            <text:p><text:span text:style-name="T1">10</text:span></text:p>
          </draw:text-box>
        </draw:frame>
        <draw:path draw:style-name="gr5" draw:text-style-name="P2" draw:layer="layout" svg:width="7.225cm" svg:height="6.678cm" draw:transform="skewX (0.377863783056772) rotate (1.22487206904962) translate (2.29999999120483cm 6.4999999922269cm)" svg:viewBox="0 0 7226 6679" svg:d="M0 0c12423 0 5059 6679 5059 6679">
          <text:p/>
        </draw:path>
        <draw:frame draw:style-name="gr6" draw:text-style-name="P3" draw:layer="layout" svg:width="1.01cm" svg:height="0.645cm" svg:x="2.309cm" svg:y="2cm">
          <draw:text-box>
            <text:p><text:span text:style-name="T1">-20</text:span></text:p>
          </draw:text-box>
        </draw:frame>
        <draw:frame draw:style-name="gr6" draw:text-style-name="P3" draw:layer="layout" svg:width="1.01cm" svg:height="0.645cm" svg:x="2.3cm" svg:y="2.955cm">
          <draw:text-box>
            <text:p><text:span text:style-name="T1">-40</text:span></text:p>
          </draw:text-box>
        </draw:frame>
        <draw:frame draw:style-name="gr6" draw:text-style-name="P3" draw:layer="layout" svg:width="1.01cm" svg:height="0.645cm" svg:x="2.3cm" svg:y="3.955cm">
          <draw:text-box>
            <text:p><text:span text:style-name="T1">-60</text:span></text:p>
          </draw:text-box>
        </draw:frame>
        <draw:frame draw:style-name="gr6" draw:text-style-name="P3" draw:layer="layout" svg:width="1.01cm" svg:height="0.645cm" svg:x="2.3cm" svg:y="5cm">
          <draw:text-box>
            <text:p><text:span text:style-name="T1">-80</text:span></text:p>
          </draw:text-box>
        </draw:frame>
        <draw:frame draw:style-name="gr6" draw:text-style-name="P3" draw:layer="layout" svg:width="1.205cm" svg:height="0.645cm" svg:x="2.19cm" svg:y="5.955cm">
          <draw:text-box>
            <text:p><text:span text:style-name="T1">-100</text:span></text:p>
          </draw:text-box>
        </draw:frame>
        <draw:frame draw:style-name="gr6" draw:text-style-name="P3" draw:layer="layout" svg:width="1.205cm" svg:height="0.645cm" svg:x="2.19cm" svg:y="6.955cm">
          <draw:text-box>
            <text:p><text:span text:style-name="T1">-120</text:span></text:p>
          </draw:text-box>
        </draw:frame>
        <draw:frame draw:style-name="gr6" draw:text-style-name="P3" draw:layer="layout" svg:width="1.205cm" svg:height="0.645cm" svg:x="2.2cm" svg:y="7.955cm">
          <draw:text-box>
            <text:p><text:span text:style-name="T1">-140</text:span></text:p>
          </draw:text-box>
        </draw:frame>
        <draw:frame draw:style-name="gr7" draw:text-style-name="P3" draw:layer="layout" svg:width="1.091cm" svg:height="0.645cm" svg:x="2.009cm" svg:y="1.6cm">
          <draw:text-box>
            <text:p><text:span text:style-name="T1">-10</text:span></text:p>
          </draw:text-box>
        </draw:frame>
        <draw:line draw:style-name="gr2" draw:text-style-name="P2" draw:layer="layout" svg:x1="2.5cm" svg:y1="1.5cm" svg:x2="2.5cm" svg:y2="1.3cm">
          <text:p/>
        </draw:line>
        <draw:line draw:style-name="gr2" draw:text-style-name="P2" draw:layer="layout" svg:x1="1.5cm" svg:y1="1.5cm" svg:x2="1.5cm" svg:y2="1.3cm">
          <text:p/>
        </draw:line>
        <draw:frame draw:style-name="gr7" draw:text-style-name="P3" draw:layer="layout" svg:width="1.091cm" svg:height="0.645cm" svg:x="0.909cm" svg:y="1.555cm">
          <draw:text-box>
            <text:p><text:span text:style-name="T1">-20</text:span></text:p>
          </draw:text-box>
        </draw:frame>
        <draw:frame draw:style-name="gr4" draw:text-style-name="P3" draw:layer="layout" svg:width="0.891cm" svg:height="0.725cm" svg:x="10.1cm" svg:y="1.575cm">
          <draw:text-box>
            <text:p><text:span text:style-name="T1">70</text:span></text:p>
          </draw:text-box>
        </draw:frame>
        <draw:frame draw:style-name="gr8" draw:text-style-name="P5" draw:layer="layout" svg:width="1.899cm" svg:height="1.205cm" svg:x="4.454cm" svg:y="3.5cm">
          <draw:text-box>
            <text:p text:style-name="P4"><text:span text:style-name="T2">Turnover</text:span><text:span text:style-name="T2"><text:line-break/></text:span><text:span text:style-name="T2">point</text:span></text:p>
          </draw:text-box>
        </draw:frame>
        <draw:line draw:style-name="gr9" draw:text-style-name="P2" draw:layer="layout" svg:x1="5.4cm" svg:y1="3.5cm" svg:x2="6cm" svg:y2="1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9T21:14:39.001000000</meta:creation-date>
    <dc:date>2021-09-09T21:36:54.500000000</dc:date>
    <meta:editing-duration>PT12M3S</meta:editing-duration>
    <meta:editing-cycles>7</meta:editing-cycles>
    <meta:generator>LibreOffice/7.1.4.2$Windows_X86_64 LibreOffice_project/a529a4fab45b75fefc5b6226684193eb000654f6</meta:generator>
    <meta:document-statistic meta:object-count="43"/>
  </office:meta>
</office:document-meta>
</file>